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260.16pt"/>
    </style:style>
    <style:style style:name="co3" style:family="table-column">
      <style:table-column-properties fo:break-before="auto" style:column-width="207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No.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Data Access Agreement / Data Access Compliance</text:p>
          </table:table-cell>
          <table:table-cell office:value-type="string" calcext:value-type="string">
            <text:p>Pages Related to Security / Data Sto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 Jude Dataset</text:p>
          </table:table-cell>
          <table:table-cell office:value-type="string" calcext:value-type="string">
            <text:p><text:a xlink:href="https://platform.stjude.cloud/access_form" xlink:type="simple">https://platform.stjude.cloud/access_form</text:a></text:p>
          </table:table-cell>
          <table:table-cell office:value-type="string" calcext:value-type="string">
            <text:p>Pg 4-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RBY</text:p>
          </table:table-cell>
          <table:table-cell office:value-type="string" calcext:value-type="string">
            <text:p><text:a xlink:href="https://ega-archive.org/files/Example_DAA.doc" xlink:type="simple">https://ega-archive.org/files/Example_DAA.doc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K Dataset</text:p>
          </table:table-cell>
          <table:table-cell office:value-type="string" calcext:value-type="string">
            <text:p><text:a xlink:href="https://ega-archive.org/files/Example_DAA.doc" xlink:type="simple">https://ega-archive.org/files/Example_DAA.doc</text:a>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OP Dataset</text:p>
          </table:table-cell>
          <table:table-cell office:value-type="string" calcext:value-type="string">
            <text:p><text:a xlink:href="https://redcap.chop.edu/surveys/index.php?pid=21977&amp;__passthru=DataEntry%2Ffile_download.php&amp;type=attachment&amp;doc_id_hash=55d96450c8db14a24805b58144cd9d914632b9ad&amp;instance=1&amp;id=620122&amp;s=A7M873HMN8" xlink:type="simple">https://redcap.chop.edu/surveys/index.php?pid=21977&amp;__passthru=DataEntry%2Ffile_download.php&amp;type=attachment&amp;doc_id_hash=55d96450c8db14a24805b58144cd9d914632b9ad&amp;instance=1&amp;id=620122&amp;s=A7M873HMN8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 Dataset</text:p>
          </table:table-cell>
          <table:table-cell office:value-type="string" calcext:value-type="string">
            <text:p>ONLINE PORTA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06:04:09.926226903</meta:creation-date>
    <dc:date>2018-10-25T06:22:54.297974866</dc:date>
    <meta:editing-duration>PT18M45S</meta:editing-duration>
    <meta:editing-cycles>1</meta:editing-cycles>
    <meta:document-statistic meta:table-count="1" meta:cell-count="20" meta:object-count="0"/>
    <meta:generator>LibreOffice/5.1.6.2$Linux_X86_64 LibreOffice_project/10m0$Build-2</meta:generator>
  </office:meta>
</office:document-meta>
</file>